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3a4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/>
      <style:text-properties fo:language="ru" fo:country="RU" fo:font-weight="bold" style:font-weight-asian="bold"/>
    </style:style>
    <style:style style:name="P5" style:family="paragraph" style:parent-style-name="Standard">
      <style:paragraph-properties fo:line-height="100%"/>
      <style:text-properties fo:language="ru" fo:country="RU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250%"/>
    </style:style>
    <style:style style:name="P8" style:family="paragraph" style:parent-style-name="Standard">
      <style:paragraph-properties fo:line-height="100%"/>
      <style:text-properties fo:language="en" fo:country="US" fo:font-weight="bold" officeooo:rsid="0002e8b8" officeooo:paragraph-rsid="0002e8b8" style:font-weight-asian="bold" style:font-size-complex="13pt"/>
    </style:style>
    <style:style style:name="P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00%" fo:text-indent="0cm" style:auto-text-indent="false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language="ru" fo:country="RU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language="ru" fo:country="RU" fo:font-weight="bold" style:font-weight-asian="bold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language="ru" fo:country="RU" fo:font-weight="normal" officeooo:rsid="0002e8b8" officeooo:paragraph-rsid="0002e8b8" style:font-weight-asian="normal" style:font-size-complex="13pt" style:font-weight-complex="normal"/>
    </style:style>
    <style:style style:name="P16" style:family="paragraph" style:parent-style-name="Standard">
      <style:paragraph-properties fo:margin-top="0.035cm" fo:margin-bottom="1.905cm" loext:contextual-spacing="false" fo:line-height="300%" fo:text-align="center" style:justify-single-word="false"/>
      <style:text-properties fo:language="ru" fo:country="RU"/>
    </style:style>
    <style:style style:name="P17" style:family="paragraph" style:parent-style-name="Standard">
      <style:paragraph-properties fo:margin-top="0.035cm" fo:margin-bottom="0cm" loext:contextual-spacing="false" fo:text-align="center" style:justify-single-word="false"/>
    </style:style>
    <style:style style:name="P18" style:family="paragraph" style:parent-style-name="Standard">
      <style:paragraph-properties fo:margin-top="0cm" fo:margin-bottom="2.963cm" loext:contextual-spacing="false" fo:text-align="center" style:justify-single-word="false"/>
    </style:style>
    <style:style style:name="P19" style:family="paragraph" style:parent-style-name="Standard">
      <style:paragraph-properties fo:margin-top="0.035cm" fo:margin-bottom="8.043cm" loext:contextual-spacing="false" fo:text-align="end" style:justify-single-word="false"/>
    </style:style>
    <style:style style:name="P20" style:family="paragraph" style:parent-style-name="Standard">
      <style:paragraph-properties fo:margin-left="0cm" fo:margin-right="0cm" fo:text-indent="1.27cm" style:auto-text-indent="false"/>
    </style:style>
    <style:style style:name="P21" style:family="paragraph" style:parent-style-name="Standard">
      <style:paragraph-properties fo:margin-left="0cm" fo:margin-right="0cm" fo:line-height="100%" fo:text-indent="1.27cm" style:auto-text-indent="false"/>
    </style:style>
    <style:style style:name="P22" style:family="paragraph" style:parent-style-name="Standard">
      <style:paragraph-properties fo:margin-left="0cm" fo:margin-right="0cm" fo:line-height="100%" fo:text-indent="1.27cm" style:auto-text-indent="false"/>
      <style:text-properties fo:language="ru" fo:country="RU"/>
    </style:style>
    <style:style style:name="P23" style:family="paragraph" style:parent-style-name="Standard">
      <style:paragraph-properties fo:margin-left="0cm" fo:margin-right="0cm" fo:line-height="100%" fo:text-indent="1.27cm" style:auto-text-indent="false"/>
      <style:text-properties fo:language="ru" fo:country="RU" fo:font-weight="bold" style:font-weight-asian="bold"/>
    </style:style>
    <style:style style:name="P24" style:family="paragraph" style:parent-style-name="Standard" style:master-page-name="First_20_Page">
      <style:paragraph-properties fo:text-align="center" style:justify-single-word="false" style:page-number="auto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List_20_Paragraph" style:list-style-name="WWNum2">
      <style:paragraph-properties fo:line-height="100%"/>
    </style:style>
    <style:style style:name="P27" style:family="paragraph" style:parent-style-name="List_20_Paragraph">
      <style:paragraph-properties fo:margin-left="1.251cm" fo:margin-right="0cm" fo:line-height="100%" fo:text-indent="0cm" style:auto-text-indent="false"/>
    </style:style>
    <style:style style:name="P28" style:family="paragraph" style:parent-style-name="List_20_Paragraph">
      <style:paragraph-properties fo:margin-left="1.27cm" fo:margin-right="0cm" fo:line-height="100%" fo:text-indent="0cm" style:auto-text-indent="false"/>
      <style:text-properties fo:language="ru" fo:country="RU" fo:font-weight="bold" officeooo:paragraph-rsid="0002e8b8" style:font-weight-asian="bold"/>
    </style:style>
    <style:style style:name="P29" style:family="paragraph" style:parent-style-name="List_20_Paragraph">
      <style:paragraph-properties fo:margin-left="1.27cm" fo:margin-right="0cm" fo:line-height="100%" fo:text-indent="0cm" style:auto-text-indent="false"/>
      <style:text-properties fo:font-size="16pt" fo:language="ru" fo:country="RU" fo:font-weight="bold" officeooo:rsid="0002e8b8" officeooo:paragraph-rsid="0002e8b8" style:font-size-asian="14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style:font-weight-asian="bold" style:font-size-complex="13pt"/>
    </style:style>
    <style:style style:name="T4" style:family="text">
      <style:text-properties fo:language="ru" fo:country="RU" officeooo:rsid="00013a4d"/>
    </style:style>
    <style:style style:name="T5" style:family="text">
      <style:text-properties fo:language="ru" fo:country="RU" officeooo:rsid="00022ff5"/>
    </style:style>
    <style:style style:name="T6" style:family="text">
      <style:text-properties fo:font-size="13pt" fo:language="ru" fo:country="RU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ФЕДЕРАЛЬНОЕ АГЕНСТВО СВЯЗИ</text:span></text:p>
      <text:p text:style-name="P1"><text:span text:style-name="T1">Федеральное государственное образовательное бюджетное учреждение</text:span></text:p>
      <text:p text:style-name="P1"><text:span text:style-name="T1">высшего профессионального образования</text:span></text:p>
      <text:p text:style-name="P1"><text:span text:style-name="T1">«Санкт – Петербургский государственный университет телекоммуникаций</text:span></text:p>
      <text:p text:style-name="P9"><text:span text:style-name="T1">им. проф. М.А. Бонч-Бруевича»</text:span></text:p>
      <text:p text:style-name="P11"><text:span text:style-name="T1">Факультет Радиотехнологий связи</text:span></text:p>
      <text:p text:style-name="P16"/>
      <text:p text:style-name="P17"><text:span text:style-name="T1">Инициативная работа студентов первого курса</text:span></text:p>
      <text:p text:style-name="P18"><text:span text:style-name="T1">«Использование игровых элементов при создании электронных версий учебных материалов по дисциплинам, изучаемым в вузе»</text:span></text:p>
      <text:p text:style-name="P3"><text:span text:style-name="T1">Работу выполнил</text:span></text:p>
      <text:p text:style-name="P3"><text:span text:style-name="T1">ст.гр. РТ-73 _______ Сергиенко И.Р.</text:span></text:p>
      <text:p text:style-name="P3"><text:span text:style-name="T1">ст.гр РТ-73 ___________ Голуб К.Я.</text:span></text:p>
      <text:p text:style-name="P19"><text:span text:style-name="T1">научный руководитель _______ Евстигнеев В.А.</text:span></text:p>
      <text:p text:style-name="P2"><text:span text:style-name="T1">Санкт-Петербург</text:span></text:p>
      <text:p text:style-name="P2"><text:span text:style-name="T1">2018</text:span></text:p>
      <text:p text:style-name="Standard"><text:span text:style-name="T2"/></text:p>
      <text:p text:style-name="P28"><text:soft-page-break/>О проекте </text:p>
      <text:p text:style-name="P6"><text:span text:style-name="T1">Будучи студентом первого курса, первого семестра, не говоря уже об абитуриентах, все что ты знаешь о сессиях и экзаменах это дата их проведения. <text:s/>Мало кто вообще, до консультаций перед экзаменами, представляет себе, как они проходят. Поэтому часть концентрации и внимания, во время повторения материала, уходит на фантазии о возможных исходах, на изобретение гениальных шпаргалок. Все это очень развивает в человеке находчивость, но не знани</text:span><text:span text:style-name="T4">я</text:span><text:span text:style-name="T1">. Безусловно, читаются лекции, проводятся семинары и практики, но оригинальных ответов на вопрос «Почему тебя оставили на пересдачу» все больше и больше.</text:span></text:p>
      <text:p text:style-name="P6"><text:span text:style-name="T1">Многие студенты, за неделю до экзаменов, скорее рвутся найти во всемирной сети информацию о темах вопросов сессионного предмета. Другие уже заранее проделали такой шаг. Но, в частности, если начать искать полезные материалы в интернете, по той же высшей математики или физике, учащиеся встречают только небольшие, вводные курсы с рядом видеозаписей, не представляющих особой ценности, по сравнению с лекциями, читаемыми в <text:s/>их вузе. </text:span></text:p>
      <text:p text:style-name="P6"><text:span text:style-name="T1"/></text:p>
      <text:p text:style-name="P6"><text:span text:style-name="T1">Основной задачей нашего проекта, является </text:span><text:span text:style-name="T5">помочь студентам</text:span><text:span text:style-name="T1">, </text:span><text:span text:style-name="T5">привить любовь к определенной дисциплине</text:span><text:span text:style-name="T1"> </text:span><text:span text:style-name="T5">и убрать страх перед приближающимся экзаменом.</text:span><text:span text:style-name="T1"> </text:span><text:span text:style-name="T5">Н</text:span><text:span text:style-name="T1">ашим решением является игровая форма для предоставления знаний любому студенту. Вы можете посчитать, что это не серьезно, ведь студент должен в первую очередь сосредотачиваться на учебном материале. Да, так и есть. Но такой материал, который передает всю суть, объясняет некоторые тонкости, так еще и представлен в виде игры, без труда и сам заставляет учащихся сосредотачиваться на необходимых моментах во время подготовки к экзаменам. Конечно, игровая форма позволяет не только проводить активное и не скучное заучивание ответов к вопросам для сессионных предметов, она так же привлекает студентов полюбить процесс изучения нового материала, и повторения старого. </text:span></text:p>
      <text:p text:style-name="P6"><text:span text:style-name="T1">Кому не было трудно в первые несколько месяцев обучения в ВУЗе? Каждый, наверно, хоть раз представлял себе эти трудные темы, читаемые на лекциях, как что-то не нужное и злое, то, что специально преподают, чтобы потом «завалить» на экзаменах. Но, такие стереотипы без проблем можно разрушить, олицетворяя все сложные темы, которые, часто, многие теряют желание понимать, в виде противников, в процессе игры, оказывающиеся легко подчиняемыми вашими знаниями, и в конечном итоге, безукоризненно записанными в список ваших личных достижений. </text:span></text:p>
      <text:p text:style-name="P6"><text:span text:style-name="T1">В заключение мы имеем приключенческую игру, приглашающую всех желающих, на первый взгляд в страшный, но после прекрасный, мир знаний. Лекции, предоставленные в текстовом виде, теперь не просто страницы из методической литературы, а целые художественные произведения, помогающие без труда сконцентрироваться на необходимых вопросах. Тесты теперь </text:span><text:soft-page-break/><text:span text:style-name="T1">являются увлекательными боями с теми темами, которые раньше для многих были просто точкой для бессмысленной зубрежки. </text:span></text:p>
      <text:p text:style-name="P6"><text:span text:style-name="T1">Такой вариант предоставляемой информации, должен улучшить скорость развития учащихся, мотивируя их к достижению новых высот в еще неизведанных уголках науки.</text:span></text:p>
      <text:p text:style-name="P15"><text:s/></text:p>
      <text:p text:style-name="P8"/>
      <text:p text:style-name="P10"><text:span text:style-name="T2"><text:tab/>ВЫВОД</text:span></text:p>
      <text:p text:style-name="P20"><text:span text:style-name="T1">В социальных сетях часто встречаешься с контентом, связанным с обсуждением критики в сторону компьютерных игр. Ведь, всем известен популярный стереотип о том, что такой вид развлечения плохо влияет на психику не только детей, но и взрослых людей. Как бы то ни было, игровая форма, которая предоставлена в нашем проекте, не влечет за собой никаких аморальных подтекстов, действий пользователей и, запрятанных между строк, пропаганд. Поэтому к теме обсуждения плохого влияния игр на психику, она уж точно не подходит. </text:span></text:p>
      <text:p text:style-name="P20"><text:span text:style-name="T1">Мы берем лучшую технику предоставления материала от гигантов информационных оболочек такого типа и форматируем весь, необходимый для первокурсников, материал в доступной игровой тематике. Такая формула достижения новых высот, как совмещение игры и знаний, поможет любому полюбить и понять глубокий мир науки, во всех его красотах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Calibri" style:font-size-asian="14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en" fo:country="US" style:letter-kerning="tru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035cm" fo:margin-bottom="0.035cm" loext:contextual-spacing="false" fo:line-height="108%" fo:text-align="start" style:justify-single-word="false" fo:orphans="2" fo:widows="2" fo:text-indent="1.251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35cm" fo:margin-bottom="0.035cm" loext:contextual-spacing="true" fo:text-indent="1.251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font-size="14pt" fo:font-style="normal" fo:font-weight="normal" style:font-size-asian="14pt" style:font-style-asian="normal" style:font-weight-asian="normal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t Kiji</meta:initial-creator>
    <meta:editing-cycles>65</meta:editing-cycles>
    <meta:creation-date>2018-04-20T07:22:00</meta:creation-date>
    <dc:date>2018-04-25T18:08:12.836000000</dc:date>
    <meta:editing-duration>PT4H6M22S</meta:editing-duration>
    <meta:generator>LibreOffice/5.1.3.2$Windows_x86 LibreOffice_project/644e4637d1d8544fd9f56425bd6cec110e49301b</meta:generator>
    <meta:document-statistic meta:table-count="0" meta:image-count="0" meta:object-count="0" meta:page-count="3" meta:paragraph-count="26" meta:word-count="603" meta:character-count="4426" meta:non-whitespace-character-count="38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Ш.dotx" xlink:href=""/>
  </office:meta>
</office:document-meta>
</file>